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8.1000003814697pt"/>
    </style:style>
    <style:style style:name="T1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custom-shape draw:style-name="gr1" draw:text-style-name="P1" draw:layer="layout" svg:width="2.032cm" svg:height="2.032cm" svg:x="3.048cm" svg:y="4.318cm">
          <text:p text:style-name="P1">#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48cm" svg:y="6.35cm">
          <text:p text:style-name="P1">#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48cm" svg:y="8.382cm">
          <text:p text:style-name="P1">#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5.334cm" svg:x2="7.112cm" svg:y2="4.318cm">
          <text:p/>
        </draw:line>
        <draw:custom-shape draw:style-name="gr1" draw:text-style-name="P1" draw:layer="layout" svg:width="2.032cm" svg:height="2.032cm" svg:x="7.112cm" svg:y="3.418cm">
          <text:p text:style-name="P1">A #1</text:p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144cm" svg:y="3.418cm">
          <text:p text:style-name="P1">B #1</text:p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176cm" svg:y="3.418cm">
          <text:p text:style-name="P1">C #1</text:p>
          <text:p text:style-name="P1">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7.366cm" svg:x2="7.112cm" svg:y2="7.366cm">
          <text:p/>
        </draw:line>
        <draw:custom-shape draw:style-name="gr1" draw:text-style-name="P1" draw:layer="layout" svg:width="2.032cm" svg:height="2.032cm" svg:x="7.112cm" svg:y="6.404cm">
          <text:p text:style-name="P1">D #2</text:p>
          <text:p text:style-name="P1">X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8cm" svg:y1="9.398cm" svg:x2="7.112cm" svg:y2="10.414cm">
          <text:p/>
        </draw:line>
        <draw:custom-shape draw:style-name="gr1" draw:text-style-name="P1" draw:layer="layout" svg:width="2.032cm" svg:height="2.032cm" svg:x="7.112cm" svg:y="9.398cm">
          <text:p text:style-name="P1">E #3</text:p>
          <text:p text:style-name="P1">Y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76cm" svg:height="5.466cm" svg:x="15.494cm" svg:y="3.302cm">
          <draw:text-box>
            <text:p xml:id="id1" text:id="id1" text:style-name="P2"><text:span text:style-name="T1">dictionary.ContainsKey(</text:span><text:span text:style-name="T2">"B"</text:span><text:span text:style-name="T1">);</text:span></text:p>
            <text:p xml:id="id2" text:id="id2" text:style-name="P2"><text:span text:style-name="T1"><text:s text:c="12"/></text:span></text:p>
            <text:p xml:id="id3" text:id="id3" text:style-name="P2"><text:span text:style-name="T1">dictionary.ContainsValue(</text:span><text:span text:style-name="T2">"X"</text:span><text:span text:style-name="T1">);</text:span></text:p>
            <text:p text:style-name="P2"><text:span text:style-name="T1"/></text:p>
            <text:p xml:id="id4" text:id="id4" text:style-name="P2"><text:span text:style-name="T1">dictionary[</text:span><text:span text:style-name="T2">"E"</text:span><text:span text:style-name="T1">] = </text:span><text:span text:style-name="T2">"YY"</text:span><text:span text:style-name="T1">;</text:span></text:p>
            <text:p text:style-name="P2"><text:span text:style-name="T1"/></text:p>
            <text:p xml:id="id5" text:id="id5" text:style-name="P2"><text:span text:style-name="T1">dictionary[</text:span><text:span text:style-name="T2">"F"</text:span><text:span text:style-name="T1">] = </text:span><text:span text:style-name="T2">"Z"</text:span><text:span text:style-name="T1">;</text:span></text:p>
          </draw:text-box>
        </draw:frame>
        <draw:custom-shape draw:style-name="gr1" draw:text-style-name="P1" xml:id="id7" draw:id="id7" draw:layer="layout" svg:width="2.032cm" svg:height="2.032cm" svg:x="10.668cm" svg:y="9.398cm">
          <text:p text:style-name="P1">F #3</text:p>
          <text:p text:style-name="P1">Z</text:p>
          <draw:enhanced-geometry svg:viewBox="0 0 21600 21600" draw:type="rectangle" draw:enhanced-path="M 0 0 L 21600 0 21600 21600 0 21600 0 0 Z N"/>
        </draw:custom-shape>
        <draw:polyline draw:style-name="gr2" draw:text-style-name="P1" xml:id="id8" draw:id="id8" draw:layer="layout" svg:width="1.523cm" svg:height="0cm" svg:x="9.144cm" svg:y="10.414cm" svg:viewBox="0 0 1524 0" draw:points="0,0 1524,0">
          <text:p/>
        </draw:polyline>
        <draw:custom-shape draw:style-name="gr4" draw:text-style-name="P1" xml:id="id6" draw:id="id6" draw:layer="layout" svg:width="1.27cm" svg:height="0.762cm" svg:x="7.566cm" svg:y="10.414cm">
          <text:p text:style-name="P1">Y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012cm" svg:x="3.048cm" svg:y="10.418cm">
          <text:p text:style-name="P1">#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012cm" svg:x="3.048cm" svg:y="11.43cm">
          <text:p text:style-name="P1">#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012cm" svg:x="3.048cm" svg:y="12.446cm">
          <text:p text:style-name="P1">#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012cm" svg:x="3.048cm" svg:y="13.458cm">
          <text:p text:style-name="P1">#7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>
        <office:forms form:automatic-focus="false" form:apply-design-mode="false"/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28T12:19:34.41</dc:date>
    <meta:editing-duration>P1DT7H39M39S</meta:editing-duration>
    <meta:editing-cycles>104</meta:editing-cycles>
    <meta:generator>LibreOffice/4.0.4.2$Windows_x86 LibreOffice_project/9e9821abd0ffdbc09cd8c52eaa574fa09eb08f2</meta:generator>
    <meta:document-statistic meta:object-count="48"/>
  </office:meta>
</office:document-meta>
</file>